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32.75pt"/>
    </style:style>
    <style:style style:name="co13" style:family="table-column">
      <style:table-column-properties fo:break-before="auto" style:column-width="107.29pt"/>
    </style:style>
    <style:style style:name="co14" style:family="table-column">
      <style:table-column-properties fo:break-before="auto" style:column-width="125.04pt"/>
    </style:style>
    <style:style style:name="co15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di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Liceul</text:p>
          </table:table-cell>
          <table:table-cell office:value-type="string" calcext:value-type="string">
            <text:p>Nota cea mai buna</text:p>
          </table:table-cell>
          <table:table-cell office:value-type="string" calcext:value-type="string">
            <text:p>Media bac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Apetr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ovita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atra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5.2" calcext:value-type="float">
            <text:p>5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Voloc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KM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Abab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Cr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9" calcext:value-type="float">
            <text:p>8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Apetr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Abab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" calcext:value-type="float">
            <text:p>8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Cri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</table:table-row>
      </table:table>
      <table:table table:name="Sali" table:style-name="ta1"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Nr. Locuri maxime</text:p>
          </table:table-cell>
          <table:table-cell office:value-type="string" calcext:value-type="string">
            <text:p>Numar locuri utilizabile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ategori" table:style-name="ta1"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Typul Admiterii</text:p>
          </table:table-cell>
        </table:table-row>
        <table:table-row table:style-name="ro1">
          <table:table-cell office:value-type="string" calcext:value-type="string">
            <text:p>MATE-R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C++ <text:s/>- 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table:number-columns-repeated="4" office:value-type="string" calcext:value-type="string">
            <text:p>Olimpic</text:p>
          </table:table-cell>
        </table:table-row>
      </table:table>
      <table:table table:name="Supraveghetori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Dandel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Oprisan</text:p>
          </table:table-cell>
        </table:table-row>
      </table:table>
      <table:table table:name="Note" table:style-name="ta1"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Profesor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<text:s/>Profesor 2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or 2</text:p>
          </table:table-cell>
        </table:table-row>
      </table:table>
      <table:table table:name="Candidati optiuni" table:style-name="ta1">
        <table:table-column table:style-name="co11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Optiune</text:p>
          </table:table-cell>
          <table:table-cell office:value-type="string" calcext:value-type="string">
            <text:p>Prioritate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BUGET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TAXA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BUGET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TAXA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7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 office:value-type="float" office:value="1940122374514" calcext:value-type="float">
            <text:p>1940122374514</text:p>
          </table:table-cell>
        </table:table-row>
        <table:table-row table:style-name="ro1">
          <table:table-cell table:number-columns-repeated="2" office:value-type="float" office:value="2940122374514" calcext:value-type="float">
            <text:p>2940122374514</text:p>
          </table:table-cell>
        </table:table-row>
        <table:table-row table:style-name="ro1">
          <table:table-cell table:number-columns-repeated="2" office:value-type="float" office:value="3940122374514" calcext:value-type="float">
            <text:p>3940122374514</text:p>
          </table:table-cell>
        </table:table-row>
        <table:table-row table:style-name="ro1">
          <table:table-cell table:number-columns-repeated="2" office:value-type="float" office:value="3940122374515" calcext:value-type="float">
            <text:p>3940122374515</text:p>
          </table:table-cell>
        </table:table-row>
        <table:table-row table:style-name="ro1">
          <table:table-cell table:number-columns-repeated="2" office:value-type="float" office:value="3940122374516" calcext:value-type="float">
            <text:p>3940122374516</text:p>
          </table:table-cell>
        </table:table-row>
        <table:table-row table:style-name="ro1">
          <table:table-cell table:number-columns-repeated="2" office:value-type="float" office:value="3940122374517" calcext:value-type="float">
            <text:p>3940122374517</text:p>
          </table:table-cell>
        </table:table-row>
        <table:table-row table:style-name="ro1">
          <table:table-cell table:number-columns-repeated="2" office:value-type="float" office:value="3940122374518" calcext:value-type="float">
            <text:p>3940122374518</text:p>
          </table:table-cell>
        </table:table-row>
        <table:table-row table:style-name="ro1">
          <table:table-cell/>
          <table:table-cell office:value-type="float" office:value="3940122374519" calcext:value-type="float">
            <text:p>3940122374519</text:p>
          </table:table-cell>
        </table:table-row>
        <table:table-row table:style-name="ro1">
          <table:table-cell table:number-columns-repeated="2" office:value-type="float" office:value="3940122374520" calcext:value-type="float">
            <text:p>3940122374520</text:p>
          </table:table-cell>
        </table:table-row>
        <table:table-row table:style-name="ro1">
          <table:table-cell table:number-columns-repeated="2" office:value-type="float" office:value="3940122374521" calcext:value-type="float">
            <text:p>3940122374521</text:p>
          </table:table-cell>
        </table:table-row>
        <table:table-row table:style-name="ro1">
          <table:table-cell table:number-columns-repeated="2" office:value-type="float" office:value="3940122374522" calcext:value-type="float">
            <text:p>3940122374522</text:p>
          </table:table-cell>
        </table:table-row>
        <table:table-row table:style-name="ro1">
          <table:table-cell table:number-columns-repeated="2" office:value-type="float" office:value="3940122374523" calcext:value-type="float">
            <text:p>3940122374523</text:p>
          </table:table-cell>
        </table:table-row>
        <table:table-row table:style-name="ro1">
          <table:table-cell table:number-columns-repeated="2" office:value-type="float" office:value="3940122374524" calcext:value-type="float">
            <text:p>3940122374524</text:p>
          </table:table-cell>
        </table:table-row>
        <table:table-row table:style-name="ro1">
          <table:table-cell table:number-columns-repeated="2" office:value-type="float" office:value="3940122374525" calcext:value-type="float">
            <text:p>3940122374525</text:p>
          </table:table-cell>
        </table:table-row>
        <table:table-row table:style-name="ro1">
          <table:table-cell table:number-columns-repeated="2" office:value-type="float" office:value="3940122374526" calcext:value-type="float">
            <text:p>3940122374526</text:p>
          </table:table-cell>
        </table:table-row>
        <table:table-row table:style-name="ro1">
          <table:table-cell table:number-columns-repeated="2" office:value-type="float" office:value="3940122374527" calcext:value-type="float">
            <text:p>3940122374527</text:p>
          </table:table-cell>
        </table:table-row>
        <table:table-row table:style-name="ro1">
          <table:table-cell table:number-columns-repeated="2" office:value-type="float" office:value="3940122374528" calcext:value-type="float">
            <text:p>3940122374528</text:p>
          </table:table-cell>
        </table:table-row>
        <table:table-row table:style-name="ro1">
          <table:table-cell table:number-columns-repeated="2" office:value-type="float" office:value="3940122374529" calcext:value-type="float">
            <text:p>3940122374529</text:p>
          </table:table-cell>
        </table:table-row>
        <table:table-row table:style-name="ro1">
          <table:table-cell table:number-columns-repeated="2" office:value-type="float" office:value="3940122374530" calcext:value-type="float">
            <text:p>3940122374530</text:p>
          </table:table-cell>
        </table:table-row>
        <table:table-row table:style-name="ro1">
          <table:table-cell table:number-columns-repeated="2" office:value-type="float" office:value="3940122374531" calcext:value-type="float">
            <text:p>3940122374531</text:p>
          </table:table-cell>
        </table:table-row>
        <table:table-row table:style-name="ro1">
          <table:table-cell table:number-columns-repeated="2" office:value-type="float" office:value="3940122374532" calcext:value-type="float">
            <text:p>3940122374532</text:p>
          </table:table-cell>
        </table:table-row>
        <table:table-row table:style-name="ro1">
          <table:table-cell table:number-columns-repeated="2" office:value-type="float" office:value="3940122374533" calcext:value-type="float">
            <text:p>3940122374533</text:p>
          </table:table-cell>
        </table:table-row>
        <table:table-row table:style-name="ro1">
          <table:table-cell table:number-columns-repeated="2" office:value-type="float" office:value="3940122374534" calcext:value-type="float">
            <text:p>3940122374534</text:p>
          </table:table-cell>
        </table:table-row>
        <table:table-row table:style-name="ro1">
          <table:table-cell table:number-columns-repeated="2" office:value-type="float" office:value="3940122374535" calcext:value-type="float">
            <text:p>3940122374535</text:p>
          </table:table-cell>
        </table:table-row>
        <table:table-row table:style-name="ro1">
          <table:table-cell table:number-columns-repeated="2" office:value-type="float" office:value="3940122374536" calcext:value-type="float">
            <text:p>3940122374536</text:p>
          </table:table-cell>
        </table:table-row>
        <table:table-row table:style-name="ro1">
          <table:table-cell table:number-columns-repeated="2" office:value-type="float" office:value="3940122374537" calcext:value-type="float">
            <text:p>3940122374537</text:p>
          </table:table-cell>
        </table:table-row>
        <table:table-row table:style-name="ro1">
          <table:table-cell table:number-columns-repeated="2" office:value-type="float" office:value="3940122374538" calcext:value-type="float">
            <text:p>3940122374538</text:p>
          </table:table-cell>
        </table:table-row>
        <table:table-row table:style-name="ro1">
          <table:table-cell/>
          <table:table-cell office:value-type="float" office:value="3940122374539" calcext:value-type="float">
            <text:p>3940122374539</text:p>
          </table:table-cell>
        </table:table-row>
        <table:table-row table:style-name="ro1">
          <table:table-cell table:number-columns-repeated="2" office:value-type="float" office:value="3940122374540" calcext:value-type="float">
            <text:p>3940122374540</text:p>
          </table:table-cell>
        </table:table-row>
        <table:table-row table:style-name="ro1">
          <table:table-cell table:number-columns-repeated="2" office:value-type="float" office:value="3940122374541" calcext:value-type="float">
            <text:p>3940122374541</text:p>
          </table:table-cell>
        </table:table-row>
      </table:table>
      <table:named-expressions/>
      <table:database-ranges>
        <table:database-range table:name="__Anonymous_Sheet_DB__4" table:target-range-address="Note.A2:Note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21:02:39.10624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7:53:28.463777467</meta:creation-date>
    <dc:date>2020-01-28T21:03:19.543919701</dc:date>
    <meta:editing-duration>PT15H33M1S</meta:editing-duration>
    <meta:editing-cycles>48</meta:editing-cycles>
    <meta:generator>LibreOffice/6.0.7.3$Linux_X86_64 LibreOffice_project/00m0$Build-3</meta:generator>
    <meta:document-statistic meta:table-count="7" meta:cell-count="651" meta:object-count="0"/>
  </office:meta>
</office:document-meta>
</file>